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8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9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10" style:family="text">
      <style:text-properties fo:font-size="2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1155cc"/>
    </style:style>
    <style:style style:name="T1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15.00%" fo:text-align="lef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/></text:p>
      <text:p text:style-name="P1"><text:span text:style-name="T1"/></text:p>
      <text:p text:style-name="P2"><text:span text:style-name="T2">Contact Information</text:span><text:span text:style-name="T3"/></text:p>
      <text:p text:style-name="P2"><text:span text:style-name="T4"/></text:p>
      <text:p text:style-name="P2"><text:span text:style-name="T4">Name -<text:s text:c="2"/>Priti vania</text:span><text:span text:style-name="T5"/></text:p>
      <text:p text:style-name="P2"><text:span text:style-name="T6">Phone Number-<text:s text:c="2"/>647 609 9903</text:span><text:span text:style-name="T7"/></text:p>
      <text:p text:style-name="P2"><text:span text:style-name="T8">Email-<text:s text:c="2"/></text:span><text:a xlink:href="mailto:vaniapriti@gamil.com"><text:span text:style-name="T10">vaniapriti@gamil.com</text:span></text:a><text:span text:style-name="T11"/></text:p>
      <text:p text:style-name="P2"><text:span text:style-name="T11"/></text:p>
      <text:p text:style-name="P3"><text:span text:style-name="T12"/></text:p>
      <text:p text:style-name="P3"><text:span text:style-name="T1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